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2" svg:font-family="'Noto Sans CJK TC Regular'" style:font-family-generic="swiss"/>
    <style:font-face style:name="Consolas" svg:font-family="Consolas" style:font-family-generic="swiss" style:font-pitch="fixed"/>
    <style:font-face style:name="Consolas1" svg:font-family="Consolas" style:font-adornments="Bold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Noto Sans CJK TC Regular1" svg:font-family="'Noto Sans CJK TC Regular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2.224cm" table:align="left"/>
    </style:style>
    <style:style style:name="表格1.A" style:family="table-column">
      <style:table-column-properties style:column-width="2.224cm"/>
    </style:style>
    <style:style style:name="表格1.A1" style:family="table-cell">
      <style:table-cell-properties style:vertical-align="middle" fo:padding="0.049cm" fo:border="none"/>
    </style:style>
    <style:style style:name="表格2" style:family="table">
      <style:table-properties style:width="10.495cm" table:align="left"/>
    </style:style>
    <style:style style:name="表格2.A" style:family="table-column">
      <style:table-column-properties style:column-width="10.495cm"/>
    </style:style>
    <style:style style:name="表格2.A1" style:family="table-cell">
      <style:table-cell-properties style:vertical-align="middle" fo:padding="0.049cm" fo:border="none"/>
    </style:style>
    <style:style style:name="表格3" style:family="table">
      <style:table-properties style:width="4.198cm" table:align="left"/>
    </style:style>
    <style:style style:name="表格3.A" style:family="table-column">
      <style:table-column-properties style:column-width="4.198cm"/>
    </style:style>
    <style:style style:name="表格3.A1" style:family="table-cell">
      <style:table-cell-properties style:vertical-align="middle" fo:padding="0.049cm" fo:border="none"/>
    </style:style>
    <style:style style:name="表格4" style:family="table">
      <style:table-properties style:width="3.704cm" table:align="left"/>
    </style:style>
    <style:style style:name="表格4.A" style:family="table-column">
      <style:table-column-properties style:column-width="3.704cm"/>
    </style:style>
    <style:style style:name="表格4.A1" style:family="table-cell">
      <style:table-cell-properties style:vertical-align="middle" fo:padding="0.049cm" fo:border="none"/>
    </style:style>
    <style:style style:name="表格5" style:family="table">
      <style:table-properties style:width="5.004cm" table:align="left"/>
    </style:style>
    <style:style style:name="表格5.A" style:family="table-column">
      <style:table-column-properties style:column-width="5.004cm"/>
    </style:style>
    <style:style style:name="表格5.A1" style:family="table-cell">
      <style:table-cell-properties style:vertical-align="middle" fo:padding="0.049cm" fo:border="none"/>
    </style:style>
    <style:style style:name="表格6" style:family="table">
      <style:table-properties style:width="4.792cm" table:align="left"/>
    </style:style>
    <style:style style:name="表格6.A" style:family="table-column">
      <style:table-column-properties style:column-width="4.792cm"/>
    </style:style>
    <style:style style:name="表格6.A1" style:family="table-cell">
      <style:table-cell-properties style:vertical-align="middle" fo:padding="0.049cm" fo:border="none"/>
    </style:style>
    <style:style style:name="表格7" style:family="table">
      <style:table-properties style:width="5.66cm" table:align="left"/>
    </style:style>
    <style:style style:name="表格7.A" style:family="table-column">
      <style:table-column-properties style:column-width="5.66cm"/>
    </style:style>
    <style:style style:name="表格7.A1" style:family="table-cell">
      <style:table-cell-properties style:vertical-align="middle" fo:padding="0.049cm" fo:border="none"/>
    </style:style>
    <style:style style:name="表格8" style:family="table">
      <style:table-properties style:width="2.062cm" table:align="left"/>
    </style:style>
    <style:style style:name="表格8.A" style:family="table-column">
      <style:table-column-properties style:column-width="2.062cm"/>
    </style:style>
    <style:style style:name="表格8.A1" style:family="table-cell">
      <style:table-cell-properties style:vertical-align="middle" fo:padding="0.049cm" fo:border="none"/>
    </style:style>
    <style:style style:name="表格9" style:family="table">
      <style:table-properties style:width="4.479cm" table:align="left"/>
    </style:style>
    <style:style style:name="表格9.A" style:family="table-column">
      <style:table-column-properties style:column-width="4.479cm"/>
    </style:style>
    <style:style style:name="表格9.A1" style:family="table-cell">
      <style:table-cell-properties style:vertical-align="middle" fo:padding="0.049cm" fo:border="none"/>
    </style:style>
    <style:style style:name="表格10" style:family="table">
      <style:table-properties style:width="5.475cm" table:align="left"/>
    </style:style>
    <style:style style:name="表格10.A" style:family="table-column">
      <style:table-column-properties style:column-width="5.475cm"/>
    </style:style>
    <style:style style:name="表格10.A1" style:family="table-cell">
      <style:table-cell-properties style:vertical-align="middle" fo:padding="0.049cm" fo:border="none"/>
    </style:style>
    <style:style style:name="表格11" style:family="table">
      <style:table-properties style:width="3.455cm" table:align="left"/>
    </style:style>
    <style:style style:name="表格11.A" style:family="table-column">
      <style:table-column-properties style:column-width="3.455cm"/>
    </style:style>
    <style:style style:name="表格11.A1" style:family="table-cell">
      <style:table-cell-properties style:vertical-align="middle" fo:padding="0.049cm" fo:border="none"/>
    </style:style>
    <style:style style:name="表格12" style:family="table">
      <style:table-properties style:width="3.637cm" table:align="left"/>
    </style:style>
    <style:style style:name="表格12.A" style:family="table-column">
      <style:table-column-properties style:column-width="3.637cm"/>
    </style:style>
    <style:style style:name="表格12.A1" style:family="table-cell">
      <style:table-cell-properties style:vertical-align="middle" fo:padding="0.049cm" fo:border="none"/>
    </style:style>
    <style:style style:name="表格13" style:family="table">
      <style:table-properties style:width="1.963cm" table:align="left"/>
    </style:style>
    <style:style style:name="表格13.A" style:family="table-column">
      <style:table-column-properties style:column-width="1.963cm"/>
    </style:style>
    <style:style style:name="表格13.A1" style:family="table-cell">
      <style:table-cell-properties style:vertical-align="middle" fo:padding="0.049cm" fo:border="none"/>
    </style:style>
    <style:style style:name="表格14" style:family="table">
      <style:table-properties style:width="0.61cm" table:align="left"/>
    </style:style>
    <style:style style:name="表格14.A" style:family="table-column">
      <style:table-column-properties style:column-width="0.61cm"/>
    </style:style>
    <style:style style:name="表格14.A1" style:family="table-cell">
      <style:table-cell-properties style:vertical-align="middle" fo:padding="0.049cm" fo:border="none"/>
    </style:style>
    <style:style style:name="表格15" style:family="table">
      <style:table-properties style:width="0.61cm" table:align="left"/>
    </style:style>
    <style:style style:name="表格15.A" style:family="table-column">
      <style:table-column-properties style:column-width="0.61cm"/>
    </style:style>
    <style:style style:name="表格15.A1" style:family="table-cell">
      <style:table-cell-properties style:vertical-align="middle" fo:padding="0.049cm" fo:border="none"/>
    </style:style>
    <style:style style:name="表格16" style:family="table">
      <style:table-properties style:width="0.61cm" table:align="left"/>
    </style:style>
    <style:style style:name="表格16.A" style:family="table-column">
      <style:table-column-properties style:column-width="0.61cm"/>
    </style:style>
    <style:style style:name="表格16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e1dd2" officeooo:paragraph-rsid="000e1dd2" style:font-name-asian="Noto Sans CJK TC Regular"/>
    </style:style>
    <style:style style:name="P2" style:family="paragraph" style:parent-style-name="Standard">
      <style:text-properties officeooo:rsid="000e1dd2" officeooo:paragraph-rsid="00112d93" style:font-name-asian="Noto Sans CJK TC Regular"/>
    </style:style>
    <style:style style:name="P3" style:family="paragraph" style:parent-style-name="Standard">
      <style:text-properties officeooo:rsid="00129580" officeooo:paragraph-rsid="00129580" style:font-name-asian="Noto Sans CJK TC Regular"/>
    </style:style>
    <style:style style:name="P4" style:family="paragraph" style:parent-style-name="Standard">
      <style:text-properties officeooo:rsid="001f164f" officeooo:paragraph-rsid="001f164f" style:font-name-asian="Noto Sans CJK TC Regular"/>
    </style:style>
    <style:style style:name="P5" style:family="paragraph" style:parent-style-name="Standard">
      <style:text-properties officeooo:rsid="00168926" officeooo:paragraph-rsid="00168926" style:font-name-asian="Noto Sans CJK TC Regular"/>
    </style:style>
    <style:style style:name="P6" style:family="paragraph" style:parent-style-name="Standard">
      <style:text-properties officeooo:rsid="0024f7fd" officeooo:paragraph-rsid="0024f7fd" style:font-name-asian="Noto Sans CJK TC Regular"/>
    </style:style>
    <style:style style:name="P7" style:family="paragraph" style:parent-style-name="Standard">
      <style:text-properties officeooo:rsid="0024f7fd" officeooo:paragraph-rsid="00269485" style:font-name-asian="Noto Sans CJK TC Regular"/>
    </style:style>
    <style:style style:name="P8" style:family="paragraph" style:parent-style-name="Standard">
      <style:text-properties fo:font-size="13.6999998092651pt" officeooo:rsid="000e1dd2" officeooo:paragraph-rsid="000e1dd2" style:font-name-asian="Noto Sans CJK TC Regular" style:font-size-asian="12pt" style:font-size-complex="13.6999998092651pt"/>
    </style:style>
    <style:style style:name="P9" style:family="paragraph" style:parent-style-name="Standard">
      <style:text-properties fo:font-size="13.6999998092651pt" officeooo:rsid="000e1dd2" officeooo:paragraph-rsid="002e3b51" style:font-name-asian="Noto Sans CJK TC Regular" style:font-size-asian="12pt" style:font-size-complex="13.6999998092651pt"/>
    </style:style>
    <style:style style:name="P10" style:family="paragraph" style:parent-style-name="Standard">
      <style:paragraph-properties fo:text-align="center" style:justify-single-word="false"/>
      <style:text-properties fo:font-size="12pt" officeooo:rsid="002e3b51" officeooo:paragraph-rsid="002e3b51" style:font-name-asian="Noto Sans CJK TC Regular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24pt" officeooo:rsid="002e3b51" officeooo:paragraph-rsid="002e3b51" style:font-name-asian="Noto Sans CJK TC Regular" style:font-size-asian="24pt" style:font-size-complex="24pt"/>
    </style:style>
    <style:style style:name="P12" style:family="paragraph" style:parent-style-name="Standard">
      <style:text-properties style:font-name="Noto Sans CJK TC Regular" fo:font-size="18pt" officeooo:rsid="002e3b51" officeooo:paragraph-rsid="002e3b51" style:font-name-asian="Noto Sans CJK TC Regular" style:font-size-asian="18pt" style:font-size-complex="18pt"/>
    </style:style>
    <style:style style:name="P13" style:family="paragraph" style:parent-style-name="Standard">
      <style:text-properties style:font-name="Noto Sans CJK TC Regular" fo:font-size="18pt" officeooo:rsid="000e1dd2" officeooo:paragraph-rsid="000e1dd2" style:font-name-asian="Noto Sans CJK TC Regular" style:font-size-asian="18pt" style:font-size-complex="18pt"/>
    </style:style>
    <style:style style:name="P14" style:family="paragraph" style:parent-style-name="Standard">
      <style:text-properties style:font-name="Noto Sans CJK TC Regular" officeooo:rsid="00168926" officeooo:paragraph-rsid="00168926" style:font-name-asian="Noto Sans CJK TC Regular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officeooo:rsid="000e1dd2" officeooo:paragraph-rsid="00112d93" style:font-name-asian="Noto Sans CJK TC Regular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officeooo:rsid="000e1dd2" officeooo:paragraph-rsid="000e1dd2" style:font-name-asian="Noto Sans CJK TC Regular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officeooo:rsid="000f3bfb" officeooo:paragraph-rsid="000f3bfb" style:font-name-asian="Noto Sans CJK TC Regular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style:font-name="Consolas" fo:font-size="12pt" officeooo:rsid="002e3b51" officeooo:paragraph-rsid="002f06e7" fo:background-color="#dddddd" style:font-name-asian="Noto Sans CJK TC Regular" style:font-size-asian="12pt" style:font-size-complex="12pt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style:font-name="Consolas" fo:font-size="12pt" officeooo:rsid="002e3b51" officeooo:paragraph-rsid="0030ec90" fo:background-color="#dddddd" style:font-name-asian="Noto Sans CJK TC Regular" style:font-size-asian="12pt" style:font-size-complex="12pt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style:font-name="Consolas" fo:font-size="12pt" officeooo:rsid="002e3b51" officeooo:paragraph-rsid="002e3b51" fo:background-color="#dddddd" style:font-name-asian="Noto Sans CJK TC Regular" style:font-size-asian="12pt" style:font-size-complex="12pt"/>
    </style:style>
    <style:style style:name="P21" style:family="paragraph" style:parent-style-name="Table_20_Contents">
      <style:text-properties officeooo:paragraph-rsid="0029dffb"/>
    </style:style>
    <style:style style:name="P22" style:family="paragraph" style:parent-style-name="Table_20_Contents">
      <style:text-properties officeooo:rsid="0029dffb" officeooo:paragraph-rsid="0029dffb"/>
    </style:style>
    <style:style style:name="P23" style:family="paragraph" style:parent-style-name="Table_20_Contents">
      <style:text-properties officeooo:paragraph-rsid="002ad284"/>
    </style:style>
    <style:style style:name="P24" style:family="paragraph" style:parent-style-name="Standard">
      <style:paragraph-properties fo:margin-left="0.741cm" fo:margin-right="0cm" fo:text-indent="0cm" style:auto-text-indent="false"/>
      <style:text-properties style:font-name="Noto Sans CJK TC Regular" fo:font-size="14pt" officeooo:rsid="000e1dd2" officeooo:paragraph-rsid="002e3b51" style:font-name-asian="Noto Sans CJK TC Regular" style:font-size-asian="14pt" style:font-size-complex="14pt"/>
    </style:style>
    <style:style style:name="P25" style:family="paragraph" style:parent-style-name="Standard">
      <style:paragraph-properties fo:margin-left="0.741cm" fo:margin-right="0cm" fo:text-indent="0cm" style:auto-text-indent="false"/>
      <style:text-properties style:font-name="Noto Sans CJK TC Regular" fo:font-size="14pt" officeooo:rsid="000e1dd2" officeooo:paragraph-rsid="0030ec90" style:font-name-asian="Noto Sans CJK TC Regular" style:font-size-asian="14pt" style:font-size-complex="14pt"/>
    </style:style>
    <style:style style:name="P26" style:family="paragraph" style:parent-style-name="Standard" style:list-style-name="L1">
      <style:text-properties officeooo:rsid="000e1dd2" officeooo:paragraph-rsid="00112d93" style:font-name-asian="Noto Sans CJK TC Regular"/>
    </style:style>
    <style:style style:name="P27" style:family="paragraph" style:parent-style-name="Standard" style:list-style-name="L1">
      <style:text-properties officeooo:rsid="000e1dd2" officeooo:paragraph-rsid="000e1dd2" style:font-name-asian="Noto Sans CJK TC Regular"/>
    </style:style>
    <style:style style:name="P28" style:family="paragraph" style:parent-style-name="Standard" style:list-style-name="L2">
      <style:text-properties officeooo:rsid="000e1dd2" officeooo:paragraph-rsid="001becea" style:font-name-asian="Noto Sans CJK TC Regular"/>
    </style:style>
    <style:style style:name="P29" style:family="paragraph" style:parent-style-name="Standard" style:list-style-name="L2">
      <style:text-properties officeooo:rsid="00129580" officeooo:paragraph-rsid="001becea" style:font-name-asian="Noto Sans CJK TC Regular"/>
    </style:style>
    <style:style style:name="P30" style:family="paragraph" style:parent-style-name="Standard" style:list-style-name="L2">
      <style:text-properties officeooo:rsid="00129580" officeooo:paragraph-rsid="001db5b8" style:font-name-asian="Noto Sans CJK TC Regular"/>
    </style:style>
    <style:style style:name="P31" style:family="paragraph" style:parent-style-name="Standard" style:list-style-name="L2">
      <style:text-properties officeooo:rsid="001ab7ce" officeooo:paragraph-rsid="001db5b8" style:font-name-asian="Noto Sans CJK TC Regular"/>
    </style:style>
    <style:style style:name="P32" style:family="paragraph" style:parent-style-name="Standard">
      <style:text-properties officeooo:paragraph-rsid="0032cfd9" style:font-name-asian="Noto Sans CJK TC Regular"/>
    </style:style>
    <style:style style:name="P33" style:family="paragraph" style:parent-style-name="Standard">
      <style:text-properties style:font-name="Noto Sans CJK TC Regular" fo:font-size="14pt" officeooo:rsid="0024b352" officeooo:paragraph-rsid="0024b352" style:font-name-asian="Noto Sans CJK TC Regular" style:font-size-asian="14pt" style:font-size-complex="14pt"/>
    </style:style>
    <style:style style:name="P34" style:family="paragraph" style:parent-style-name="Standard">
      <style:text-properties style:font-name="Consolas1" officeooo:rsid="0032cfd9" officeooo:paragraph-rsid="0032cfd9" style:font-name-asian="Noto Sans CJK TC Regular"/>
    </style:style>
    <style:style style:name="P35" style:family="paragraph" style:parent-style-name="Standard">
      <style:text-properties style:font-name="Consolas1" officeooo:rsid="0032e431" officeooo:paragraph-rsid="0032e431" style:font-name-asian="Noto Sans CJK TC Regular"/>
    </style:style>
    <style:style style:name="P36" style:family="paragraph" style:parent-style-name="Standard">
      <style:text-properties style:font-name="Consolas1" fo:font-size="12pt" officeooo:rsid="0032cfd9" officeooo:paragraph-rsid="0032e431" style:font-name-asian="Noto Sans CJK TC Regular" style:font-size-asian="12pt" style:font-size-complex="12pt"/>
    </style:style>
    <style:style style:name="T1" style:family="text">
      <style:text-properties officeooo:rsid="001112d3"/>
    </style:style>
    <style:style style:name="T2" style:family="text">
      <style:text-properties officeooo:rsid="001ab7ce"/>
    </style:style>
    <style:style style:name="T3" style:family="text">
      <style:text-properties officeooo:rsid="00205630"/>
    </style:style>
    <style:style style:name="T4" style:family="text">
      <style:text-properties officeooo:rsid="0023b168"/>
    </style:style>
    <style:style style:name="T5" style:family="text">
      <style:text-properties officeooo:rsid="0024f7fd"/>
    </style:style>
    <style:style style:name="T6" style:family="text">
      <style:text-properties officeooo:rsid="00269485"/>
    </style:style>
    <style:style style:name="T7" style:family="text">
      <style:text-properties officeooo:rsid="0028ca7d"/>
    </style:style>
    <style:style style:name="T8" style:family="text">
      <style:text-properties officeooo:rsid="0029dffb"/>
    </style:style>
    <style:style style:name="T9" style:family="text">
      <style:text-properties officeooo:rsid="002ad284"/>
    </style:style>
    <style:style style:name="T10" style:family="text">
      <style:text-properties officeooo:rsid="002c4c03"/>
    </style:style>
    <style:style style:name="T11" style:family="text">
      <style:text-properties officeooo:rsid="002f06e7"/>
    </style:style>
    <style:style style:name="T12" style:family="text">
      <style:text-properties officeooo:rsid="0030ec90"/>
    </style:style>
    <style:style style:name="T13" style:family="text">
      <style:text-properties fo:color="#89c765"/>
    </style:style>
    <style:style style:name="T14" style:family="text">
      <style:text-properties officeooo:rsid="0032e431"/>
    </style:style>
    <style:style style:name="T15" style:family="text">
      <style:text-properties style:font-name="Consolas1" officeooo:rsid="0032cfd9"/>
    </style:style>
    <style:style style:name="T16" style:family="text">
      <style:text-properties fo:color="#62a73b"/>
    </style:style>
    <style:style style:name="T17" style:family="text">
      <style:text-properties fo:color="#0066b3"/>
    </style:style>
    <style:style style:name="T18" style:family="text">
      <style:text-properties fo:color="#e3d200"/>
    </style:style>
    <style:style style:name="T19" style:family="text">
      <style:text-properties fo:color="#fcc79b"/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1">HW3 Report</text:p>
      <text:p text:style-name="P10">B06602037 徐子程</text:p>
      <text:p text:style-name="P12">How to run my code ?</text:p>
      <text:p text:style-name="P24">Problem A.</text:p>
      <text:p text:style-name="P20">$ make remainder</text:p>
      <text:p text:style-name="P9"/>
      <text:p text:style-name="P24">Problem B.</text:p>
      <text:p text:style-name="P18">$ make <text:span text:style-name="T11">admission</text:span></text:p>
      <text:p text:style-name="P8"/>
      <text:p text:style-name="P25">Clean</text:p>
      <text:p text:style-name="P19">$ make <text:span text:style-name="T12">clean</text:span></text:p>
      <text:p text:style-name="P8"/>
      <text:p text:style-name="P13">Problem A.</text:p>
      <text:p text:style-name="P14"><text:span text:style-name="T4">We adapt </text:span>Modular exponentiation <text:span text:style-name="T4">algorithm</text:span> <text:span text:style-name="T4">(modular exponentiation by squaring).</text:span></text:p>
      <text:p text:style-name="P5"/>
      <text:p text:style-name="P33">Pseudo code:</text:p>
      <text:p text:style-name="P33"/>
      <text:p text:style-name="P36">function <text:span text:style-name="T13">modular_exponent</text:span>(base, exponent, m)</text:p>
      <text:p text:style-name="P34">result = 1</text:p>
      <text:p text:style-name="P34"><text:span text:style-name="T16">while</text:span> (exponent &gt; 0):</text:p>
      <text:p text:style-name="P34"><text:tab/><text:span text:style-name="T16">if</text:span> (N &amp; 1):</text:p>
      <text:p text:style-name="P34"><text:tab/><text:tab/><text:span text:style-name="T14">result = (result * base) mod m</text:span></text:p>
      <text:p text:style-name="P34"><text:tab/><text:span text:style-name="T14">exponent /= 2</text:span></text:p>
      <text:p text:style-name="P34"><text:tab/><text:span text:style-name="T14">base = (base ** 2) mod m</text:span></text:p>
      <text:p text:style-name="P35"><text:span text:style-name="T17">return</text:span> result</text:p>
      <text:p text:style-name="P32"><text:span text:style-name="T15"/></text:p>
      <text:p text:style-name="P13">Problem B.</text:p>
      <text:p text:style-name="P1">Gale-Shapley Algorithm</text:p>
      <text:p text:style-name="P2"/>
      <text:list xml:id="list4024447757" text:style-name="L1">
        <text:list-item>
          <text:p text:style-name="P26">與配對問題的差異：</text:p>
        </text:list-item>
      </text:list>
      <text:p text:style-name="P15">配對一定會配到</text:p>
      <text:p text:style-name="P15">志願不一定會上</text:p>
      <text:p text:style-name="P16"/>
      <text:p text:style-name="P16">對科系來說：喜好程度是學生的分數</text:p>
      <text:p text:style-name="P16">對學生來說：喜好程度是志願序</text:p>
      <text:p text:style-name="P16"/>
      <text:p text:style-name="P17">scope:</text:p>
      <text:p text:style-name="P17">科系較大，應該要從科系下手</text:p>
      <text:p text:style-name="P16">但是科系要怎麼知道有哪些學生選擇他們</text:p>
      <text:p text:style-name="P16">在<text:span text:style-name="T1">construct 的時後把自己指向那個科系</text:span></text:p>
      <text:p text:style-name="P1"/>
      <text:list xml:id="list111246960712605" text:continue-numbering="true" text:style-name="L1">
        <text:list-item>
          <text:p text:style-name="P27">資料結構設計</text:p>
        </text:list-item>
      </text:list>
      <text:list xml:id="list2094093524" text:style-name="L2">
        <text:list-item>
          <text:list>
            <text:list-item>
              <text:p text:style-name="P28"><text:soft-page-break/>系統</text:p>
              <text:p text:style-name="P29">學生以vector儲存，index為編號</text:p>
              <text:p text:style-name="P29">科系</text:p>
            </text:list-item>
          </text:list>
        </text:list-item>
      </text:list>
      <text:p text:style-name="P1"/>
      <text:list xml:id="list111247516886563" text:continue-numbering="true" text:style-name="L2">
        <text:list-item>
          <text:list>
            <text:list-item>
              <text:p text:style-name="P30">學生</text:p>
              <text:p text:style-name="P31">三個分數</text:p>
              <text:p text:style-name="P30">vector儲存志願科系index</text:p>
            </text:list-item>
          </text:list>
        </text:list-item>
      </text:list>
      <text:p text:style-name="P3"/>
      <text:p text:style-name="P4">先把有填此科系的學生加到list，</text:p>
      <text:p text:style-name="P4">學生有一個紀錄當前第一志願的<text:span text:style-name="T3">tag</text:span></text:p>
      <text:p text:style-name="P4">從第一志願開始跑</text:p>
      <text:p text:style-name="P4">priority_queue <text:span text:style-name="T5">&lt;實做方式, pairA, 比較方式&gt;</text:span></text:p>
      <text:p text:style-name="P7">pair<text:span text:style-name="T6">A</text:span>(那個科系下的分數, 學生id)</text:p>
      <text:p text:style-name="P6"/>
      <text:p text:style-name="P6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Table_20_Contents"><text:bookmark text:name="file-orange-cpp-LC15"/>void sol(){ </text:p>
          </table:table-cell>
        </table:table-row>
      </table:table>
      <table:table table:name="表格2" table:style-name="表格2">
        <table:table-column table:style-name="表格2.A"/>
        <table:table-row>
          <table:table-cell table:style-name="表格2.A1" office:value-type="string">
            <text:p text:style-name="P23"><text:bookmark text:name="file-orange-cpp-LC16"/>priority_queue&lt;vector&lt;PII&gt;, PII, greater&lt;PII&gt; &gt; pq[<text:span text:style-name="T10">d</text:span> + 5]; </text:p>
            <text:p text:style-name="P23">用來儲存 學生 <text:span text:style-name="T10">d為系數量</text:span></text:p>
          </table:table-cell>
        </table:table-row>
      </table:table>
      <table:table table:name="表格3" table:style-name="表格3">
        <table:table-column table:style-name="表格3.A"/>
        <table:table-row>
          <table:table-cell table:style-name="表格3.A1" office:value-type="string">
            <text:p text:style-name="Table_20_Contents"><text:bookmark text:name="file-orange-cpp-LC17"/>bool tag[N + 5] = {0}; // 有沒有被錄取或是超過志願（沒救）</text:p>
          </table:table-cell>
        </table:table-row>
      </table:table>
      <table:table table:name="表格4" table:style-name="表格4">
        <table:table-column table:style-name="表格4.A"/>
        <table:table-row>
          <table:table-cell table:style-name="表格4.A1" office:value-type="string">
            <text:p text:style-name="Table_20_Contents"><text:bookmark text:name="file-orange-cpp-LC18"/>int id[N + 5] = {0};學生id </text:p>
          </table:table-cell>
        </table:table-row>
      </table:table>
      <table:table table:name="表格5" table:style-name="表格5">
        <table:table-column table:style-name="表格5.A"/>
        <table:table-row>
          <table:table-cell table:style-name="表格5.A1" office:value-type="string">
            <text:p text:style-name="Table_20_Contents"><text:bookmark text:name="file-orange-cpp-LC19"/>for(int t = 1; t &lt;= 10; t ++){ </text:p>
          </table:table-cell>
        </table:table-row>
      </table:table>
      <table:table table:name="表格6" table:style-name="表格6">
        <table:table-column table:style-name="表格6.A"/>
        <table:table-row>
          <table:table-cell table:style-name="表格6.A1" office:value-type="string">
            <text:p text:style-name="Table_20_Contents"><text:bookmark text:name="file-orange-cpp-LC20"/>for(int i = 1; i &lt;= n; i ++){ // <text:span text:style-name="T9">N 是</text:span>學生數 </text:p>
          </table:table-cell>
        </table:table-row>
      </table:table>
      <table:table table:name="表格7" table:style-name="表格7">
        <table:table-column table:style-name="表格7.A"/>
        <table:table-row>
          <table:table-cell table:style-name="表格7.A1" office:value-type="string">
            <text:p text:style-name="Table_20_Contents"><text:bookmark text:name="file-orange-cpp-LC21"/>if(tag[i] || id[i] &gt;= 10) continue; 檢查是否要結束 </text:p>
          </table:table-cell>
        </table:table-row>
      </table:table>
      <table:table table:name="表格8" table:style-name="表格8">
        <table:table-column table:style-name="表格8.A"/>
        <table:table-row>
          <table:table-cell table:style-name="表格8.A1" office:value-type="string">
            <text:p text:style-name="Table_20_Contents"><text:bookmark text:name="file-orange-cpp-LC22"/>tag[i] = 1; </text:p>
          </table:table-cell>
        </table:table-row>
      </table:table>
      <table:table table:name="表格9" table:style-name="表格9">
        <table:table-column table:style-name="表格9.A"/>
        <table:table-row>
          <table:table-cell table:style-name="表格9.A1" office:value-type="string">
            <text:p text:style-name="P21"><text:bookmark text:name="file-orange-cpp-LC23"/>int x = want[i][id[i] ++];</text:p>
            <text:p text:style-name="P22">x 當前科系</text:p>
            <text:p text:style-name="P21">第<text:span text:style-name="T7">i個學生的</text:span> </text:p>
          </table:table-cell>
        </table:table-row>
      </table:table>
      <table:table table:name="表格10" table:style-name="表格10">
        <table:table-column table:style-name="表格10.A"/>
        <table:table-row>
          <table:table-cell table:style-name="表格10.A1" office:value-type="string">
            <text:p text:style-name="Table_20_Contents"><text:bookmark text:name="file-orange-cpp-LC24"/>pq[x].push(MP(score(x, i), i)); 把<text:span text:style-name="T8">pair丟進去（以分數比較）</text:span></text:p>
          </table:table-cell>
        </table:table-row>
      </table:table>
      <table:table table:name="表格11" table:style-name="表格11">
        <table:table-column table:style-name="表格11.A"/>
        <table:table-row>
          <table:table-cell table:style-name="表格11.A1" office:value-type="string">
            <text:p text:style-name="Table_20_Contents"><text:bookmark text:name="file-orange-cpp-LC25"/>if(SZ(pq) &gt; k[x]){ 人數已滿 把最後一個學生擠掉</text:p>
            <text:p text:style-name="Table_20_Contents">並且設為沒有錄取</text:p>
          </table:table-cell>
        </table:table-row>
      </table:table>
      <table:table table:name="表格12" table:style-name="表格12">
        <table:table-column table:style-name="表格12.A"/>
        <table:table-row>
          <table:table-cell table:style-name="表格12.A1" office:value-type="string">
            <text:p text:style-name="Table_20_Contents"><text:bookmark text:name="file-orange-cpp-LC26"/>tag[pq.top().S] = 0; </text:p>
          </table:table-cell>
        </table:table-row>
      </table:table>
      <table:table table:name="表格13" table:style-name="表格13">
        <table:table-column table:style-name="表格13.A"/>
        <table:table-row>
          <table:table-cell table:style-name="表格13.A1" office:value-type="string">
            <text:p text:style-name="Table_20_Contents"><text:bookmark text:name="file-orange-cpp-LC27"/>pq.pop(); </text:p>
          </table:table-cell>
        </table:table-row>
      </table:table>
      <table:table table:name="表格14" table:style-name="表格14">
        <table:table-column table:style-name="表格14.A"/>
        <table:table-row>
          <table:table-cell table:style-name="表格14.A1" office:value-type="string">
            <text:p text:style-name="Table_20_Contents"><text:bookmark text:name="file-orange-cpp-LC28"/>} </text:p>
          </table:table-cell>
        </table:table-row>
      </table:table>
      <table:table table:name="表格15" table:style-name="表格15">
        <table:table-column table:style-name="表格15.A"/>
        <table:table-row>
          <table:table-cell table:style-name="表格15.A1" office:value-type="string">
            <text:p text:style-name="Table_20_Contents"><text:bookmark text:name="file-orange-cpp-LC29"/>} </text:p>
          </table:table-cell>
        </table:table-row>
      </table:table>
      <table:table table:name="表格16" table:style-name="表格16">
        <table:table-column table:style-name="表格16.A"/>
        <table:table-row>
          <table:table-cell table:style-name="表格16.A1" office:value-type="string">
            <text:p text:style-name="Table_20_Contents"><text:bookmark text:name="file-orange-cpp-LC30"/>} </text:p>
          </table:table-cell>
        </table:table-row>
      </table:table>
      <text:p text:style-name="Text_20_body">} </text:p>
      <text:p text:style-name="P3"/>
      <text:p text:style-name="P3"/>
      <text:p text:style-name="P3">科系</text:p>
      <text:p text:style-name="P3"><text:soft-page-break/>三個加權比重</text:p>
      <text:p text:style-name="P3"/>
      <text:p text:style-name="P3">考慮</text:p>
      <text:p text:style-name="P3">要不要留i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2" svg:font-family="'Noto Sans CJK TC Regular'" style:font-family-generic="swiss"/>
    <style:font-face style:name="Consolas" svg:font-family="Consolas" style:font-family-generic="swiss" style:font-pitch="fixed"/>
    <style:font-face style:name="Consolas1" svg:font-family="Consolas" style:font-adornments="Bold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Noto Sans CJK TC Regular1" svg:font-family="'Noto Sans CJK TC Regular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Noto Sans CJK TC Regular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Noto Sans CJK TC Regular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Noto Sans CJK TC Regular1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 Regular2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2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2" style:font-family-complex="'Noto Sans CJK TC Regular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-asian="Noto Sans CJK TC Regular" style:font-family-asian="'Noto Sans CJK TC Regular'" style:font-family-generic-asian="swiss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17:28:58.976335459</meta:creation-date>
    <dc:date>2019-05-02T11:12:45.269519690</dc:date>
    <meta:editing-duration>PT4H3M32S</meta:editing-duration>
    <meta:editing-cycles>24</meta:editing-cycles>
    <meta:generator>LibreOffice/6.0.7.3$Linux_X86_64 LibreOffice_project/00m0$Build-3</meta:generator>
    <meta:document-statistic meta:table-count="16" meta:image-count="0" meta:object-count="0" meta:page-count="3" meta:paragraph-count="68" meta:word-count="448" meta:character-count="1147" meta:non-whitespace-character-count="1008"/>
  </office:meta>
</office:document-meta>
</file>